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ndardClasses.standardClassCalend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Classes.standardClassIm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ndardClasses.standardClassUU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Classes.standardClass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Classes.standardClassD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ndardClasses.standardClassBigDecim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Classes.Standard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Classes.standardClassBigInte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Classes.standardClassQ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Classes.standardClassXMLGregorianCalend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ndardClasses.standardClass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Classes.standardClassData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ndardClasses.standardClassGregorianCalend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Classes.standardClass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